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bg" fo:country="BG" officeooo:rsid="000ca2e4" officeooo:paragraph-rsid="000ca2e4"/>
    </style:style>
    <style:style style:name="P2" style:family="paragraph" style:parent-style-name="Table_20_Contents">
      <style:text-properties fo:language="bg" fo:country="BG" officeooo:rsid="000fe6a4" officeooo:paragraph-rsid="000fe6a4"/>
    </style:style>
    <style:style style:name="P3" style:family="paragraph" style:parent-style-name="Standard">
      <style:text-properties officeooo:paragraph-rsid="00070306"/>
    </style:style>
    <style:style style:name="P4" style:family="paragraph" style:parent-style-name="Standard">
      <style:text-properties officeooo:paragraph-rsid="0008e448"/>
    </style:style>
    <style:style style:name="P5" style:family="paragraph" style:parent-style-name="Standard">
      <style:text-properties officeooo:paragraph-rsid="000abd26"/>
    </style:style>
    <style:style style:name="P6" style:family="paragraph" style:parent-style-name="Standard">
      <style:text-properties officeooo:paragraph-rsid="000ba700"/>
    </style:style>
    <style:style style:name="P7" style:family="paragraph" style:parent-style-name="Standard">
      <style:text-properties officeooo:paragraph-rsid="000ca2e4"/>
    </style:style>
    <style:style style:name="P8" style:family="paragraph" style:parent-style-name="Header">
      <style:paragraph-properties fo:text-align="center" style:justify-single-word="false"/>
      <style:text-properties fo:language="bg" fo:country="BG" officeooo:rsid="00070306" officeooo:paragraph-rsid="00070306"/>
    </style:style>
    <style:style style:name="T1" style:family="text">
      <style:text-properties fo:language="bg" fo:country="BG" officeooo:rsid="00070306"/>
    </style:style>
    <style:style style:name="T2" style:family="text">
      <style:text-properties fo:language="bg" fo:country="BG" officeooo:rsid="0008e448"/>
    </style:style>
    <style:style style:name="T3" style:family="text">
      <style:text-properties fo:language="bg" fo:country="BG" fo:font-weight="normal" officeooo:rsid="0008e448" style:font-weight-asian="normal" style:font-weight-complex="normal"/>
    </style:style>
    <style:style style:name="T4" style:family="text">
      <style:text-properties fo:language="bg" fo:country="BG" fo:font-weight="normal" officeooo:rsid="000abd26" style:font-weight-asian="normal" style:font-weight-complex="normal"/>
    </style:style>
    <style:style style:name="T5" style:family="text">
      <style:text-properties fo:language="bg" fo:country="BG" fo:font-weight="normal" officeooo:rsid="000ca2e4" style:font-weight-asian="normal" style:font-weight-complex="normal"/>
    </style:style>
    <style:style style:name="T6" style:family="text">
      <style:text-properties fo:language="bg" fo:country="BG" fo:font-weight="bold" officeooo:rsid="0008e448" style:font-weight-asian="bold" style:font-weight-complex="bold"/>
    </style:style>
    <style:style style:name="T7" style:family="text">
      <style:text-properties fo:language="bg" fo:country="BG" fo:font-weight="bold" officeooo:rsid="000abd26" style:font-weight-asian="bold" style:font-weight-complex="bold"/>
    </style:style>
    <style:style style:name="T8" style:family="text">
      <style:text-properties fo:language="bg" fo:country="BG" fo:font-weight="bold" officeooo:rsid="000ba700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en" fo:country="US" fo:font-weight="bold" officeooo:rsid="0008e448" style:font-weight-asian="bold" style:font-weight-complex="bold"/>
    </style:style>
    <style:style style:name="T11" style:family="text">
      <style:text-properties fo:language="en" fo:country="US" fo:font-weight="normal" officeooo:rsid="0008e448" style:font-weight-asian="normal" style:font-weight-complex="normal"/>
    </style:style>
    <style:style style:name="T12" style:family="text">
      <style:text-properties fo:language="en" fo:country="US" fo:font-weight="normal" officeooo:rsid="000ca2e4" style:font-weight-asian="normal" style:font-weight-complex="normal"/>
    </style:style>
    <style:style style:name="T13" style:family="text">
      <style:text-properties fo:language="en" fo:country="US" fo:font-weight="normal" officeooo:rsid="000e0e7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pan text:style-name="T1">След цял ден решаване на задачи, Поп Тарапонтьо решил да направи нещо разнообразно. Мислил той, мислил и накрая измислил – решил да се разходи в близкия парк. Времето е чудесно, тявън пуква пролетта. Още с попадането си сред прекрасната зеленина, той забелязва вълнуваща гледка – ято от красиви птици, всяка от които е гъсто оперена, са се събрали и пеят прекрасни песни. Въодушавен, Тарапонтьо се амбицира да обходи целия парк, да преброи колко са птиците, като не пропуска да запомни и общия брой на перата им. Когато направи това, той ще може да пресметне средно по колко пера има на птица. </text:span><text:span text:style-name="T2">Като жертвоготовен божи служител, той</text:span><text:span text:style-name="T1"> обожава предизвикателствата. </text:span><text:span text:style-name="T2">Затова решава да приложи следната хитра врътчица – ако броят на птиците е четно число, ще умножи средния брой на перата върху птица с числото </text:span><text:span text:style-name="Strong_20_Emphasis">123123123123</text:span><text:span text:style-name="Strong_20_Emphasis"><text:span text:style-name="T9">. </text:span></text:span><text:span text:style-name="Strong_20_Emphasis"><text:span text:style-name="T3">В противен случай ще раздели този брой с числото </text:span></text:span><text:span text:style-name="Strong_20_Emphasis"><text:span text:style-name="T6">317</text:span></text:span><text:span text:style-name="Strong_20_Emphasis"><text:span text:style-name="T3">.</text:span></text:span></text:p>
      <text:p text:style-name="P3"><text:span text:style-name="Strong_20_Emphasis"><text:span text:style-name="T3"/></text:span></text:p>
      <text:p text:style-name="P4"><text:span text:style-name="Strong_20_Emphasis"><text:span text:style-name="T3">Нашата задача е да помогнем на добрия отец да изпълни амбициозния си план.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6">Вход:<text:line-break/></text:span></text:span><text:span text:style-name="Strong_20_Emphasis"><text:span text:style-name="T3">Входните данни се четат от конзолата. На първия ред получаваме едно число </text:span></text:span><text:span text:style-name="Strong_20_Emphasis"><text:span text:style-name="T10">B</text:span></text:span><text:span text:style-name="Strong_20_Emphasis"><text:span text:style-name="T3"> – броя на птиците в парка. На следващия ред стои число </text:span></text:span><text:span text:style-name="Strong_20_Emphasis"><text:span text:style-name="T10">F</text:span></text:span><text:span text:style-name="Strong_20_Emphasis"><text:span text:style-name="T11"> – </text:span></text:span><text:span text:style-name="Strong_20_Emphasis"><text:span text:style-name="T3">общият брой на всички птичи пера.</text:span></text:span></text:p>
      <text:p text:style-name="P4"><text:span text:style-name="Strong_20_Emphasis"><text:span text:style-name="T3">Входните данни ще бъдат винаги коректни – не се изисква проверката им.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6">Изход</text:span></text:span><text:span text:style-name="Strong_20_Emphasis"><text:span text:style-name="T10">:</text:span></text:span></text:p>
      <text:p text:style-name="P4"><text:span text:style-name="Strong_20_Emphasis"><text:span text:style-name="T3">Изходът на програмата трябва да бъде принтиран на конзолата.</text:span></text:span></text:p>
      <text:p text:style-name="P4"><text:span text:style-name="Strong_20_Emphasis"><text:span text:style-name="T3">На единствения му ред трябва да отпечатаме </text:span></text:span><text:span text:style-name="Strong_20_Emphasis"><text:span text:style-name="T4">средния брой пера за всяка птица.</text:span></text:span></text:p>
      <text:p text:style-name="P5"><text:span text:style-name="Strong_20_Emphasis"><text:span text:style-name="T4">Резултатът трябва да бъде с точност </text:span></text:span><text:span text:style-name="Strong_20_Emphasis"><text:span text:style-name="T7">четири </text:span></text:span><text:span text:style-name="Strong_20_Emphasis"><text:span text:style-name="T4">знака след десетичната запетая.</text:span></text:span></text:p>
      <text:p text:style-name="P5"><text:span text:style-name="Strong_20_Emphasis"><text:span text:style-name="T4"/></text:span></text:p>
      <text:p text:style-name="P6"><text:span text:style-name="Strong_20_Emphasis"><text:span text:style-name="T8">Примери:</text:span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Вход</text:p>
          </table:table-cell>
          <table:table-cell table:style-name="Table1.B1" office:value-type="string">
            <text:p text:style-name="P1">Изход</text:p>
          </table:table-cell>
        </table:table-row>
        <table:table-row table:style-name="Table1.2">
          <table:table-cell table:style-name="Table1.A2" office:value-type="string">
            <text:p text:style-name="P1">3</text:p>
            <text:p text:style-name="P1">125</text:p>
          </table:table-cell>
          <table:table-cell table:style-name="Table1.B2" office:value-type="string">
            <text:p text:style-name="P1">0.1314</text:p>
          </table:table-cell>
        </table:table-row>
      </table:table>
      <text:p text:style-name="P7"><text:span text:style-name="Strong_20_Emphasis"><text:span text:style-name="T5"/></text:span></text:p>
      <text:p text:style-name="P7"><text:span text:style-name="Strong_20_Emphasis"><text:span text:style-name="T5">Пояснение: Имаме 125 пера и 3 птици, така че средният брой пера за птица е 41.666666666667.</text:span></text:span></text:p>
      <text:p text:style-name="P7"><text:span text:style-name="Strong_20_Emphasis"><text:span text:style-name="T5">3 е нечетно число, така че делим <text:s/>41.666666666667 на 137.</text:span></text:span></text:p>
      <text:p text:style-name="P7"><text:span text:style-name="Strong_20_Emphasis"><text:span text:style-name="T5">Крайният резуртат е: <text:s/>41.666666666667 / </text:span></text:span><text:span text:style-name="Strong_20_Emphasis"><text:span text:style-name="T12">317 =&gt; </text:span></text:span><text:span text:style-name="Strong_20_Emphasis"><text:span text:style-name="T13">0</text:span></text:span><text:span text:style-name="Strong_20_Emphasis"><text:span text:style-name="T12">.1314</text:span></text:span></text:p>
      <text:p text:style-name="P7"><text:span text:style-name="Strong_20_Emphasis"><text:span text:style-name="T12"/>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">Вход</text:p>
          </table:table-cell>
          <table:table-cell table:style-name="Table2.B1" office:value-type="string">
            <text:p text:style-name="P2">Изход</text:p>
          </table:table-cell>
        </table:table-row>
        <table:table-row>
          <table:table-cell table:style-name="Table2.A2" office:value-type="string">
            <text:p text:style-name="P2">1000</text:p>
            <text:p text:style-name="P2">450</text:p>
          </table:table-cell>
          <table:table-cell table:style-name="Table2.B2" office:value-type="string">
            <text:p text:style-name="P2">55405405405.3500</text:p>
          </table:table-cell>
        </table:table-row>
        <table:table-row>
          <table:table-cell table:style-name="Table2.A2" office:value-type="string">
            <text:p text:style-name="P2">5000</text:p>
            <text:p text:style-name="P2">12425</text:p>
          </table:table-cell>
          <table:table-cell table:style-name="Table2.B2" office:value-type="string">
            <text:p text:style-name="P2">305960960960.6550</text:p>
          </table:table-cell>
        </table:table-row>
        <table:table-row>
          <table:table-cell table:style-name="Table2.A2" office:value-type="string">
            <text:p text:style-name="P2">1</text:p>
            <text:p text:style-name="P2">1</text:p>
          </table:table-cell>
          <table:table-cell table:style-name="Table2.B2" office:value-type="string">
            <text:p text:style-name="P2">0.0032</text:p>
          </table:table-cell>
        </table:table-row>
        <table:table-row>
          <table:table-cell table:style-name="Table2.A2" office:value-type="string">
            <text:p text:style-name="P2">0</text:p>
            <text:p text:style-name="P2">0</text:p>
          </table:table-cell>
          <table:table-cell table:style-name="Table2.B2" office:value-type="string">
            <text:p text:style-name="P2">0</text:p>
          </table:table-cell>
        </table:table-row>
      </table:table>
      <text:p text:style-name="P7"><text:span text:style-name="Strong_20_Emphasis"><text:span text:style-name="T12"/></text:span></text:p>
      <text:p text:style-name="P7"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bg" fo:country="BG" officeooo:rsid="00070306" officeooo:paragraph-rsid="0007030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Песнопойки в парка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21:53:30.095000000</meta:creation-date>
    <dc:date>2017-02-18T22:29:25.680000000</dc:date>
    <meta:editing-duration>PT11M18S</meta:editing-duration>
    <meta:editing-cycles>5</meta:editing-cycles>
    <meta:generator>LibreOffice/5.1.1.3$Windows_x86 LibreOffice_project/89f508ef3ecebd2cfb8e1def0f0ba9a803b88a6d</meta:generator>
    <meta:document-statistic meta:table-count="2" meta:image-count="0" meta:object-count="0" meta:page-count="1" meta:paragraph-count="32" meta:word-count="287" meta:character-count="1719" meta:non-whitespace-character-count="1456"/>
  </office:meta>
</office:document-meta>
</file>